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ComponentTask.isDefer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ponentTask.createPar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allComponentTask.setParams( String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ponentTask.getPropert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stallComponentTask.ge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ponentTask.set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ponentTask.doExecute( AdminCommandsServiceMBean ac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stallComponentTask.setDeferExceptions( boolean defer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ponentTask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